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e3bf" officeooo:paragraph-rsid="0015e3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[root@oc2685343477 ansible]# ansible-playbook policy_windows_control_panel_policy.yml</text:p>
      <text:p text:style-name="P1"/>
      <text:p text:style-name="P1">PLAY [win] *************************************************************************************************************************************************************************************************</text:p>
      <text:p text:style-name="P1"/>
      <text:p text:style-name="P1">TASK [Gathering Facts] **********************************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18.1.1.1 (L1) Ensure 'Prevent enabling lock screen camera' is set to 'Enabled' (Scored)] **********************************************************</text:p>
      <text:p text:style-name="P1">changed: [9.37.141.147]</text:p>
      <text:p text:style-name="P1"/>
      <text:p text:style-name="P1">TASK [ansible_role_policy_windows_control_panel_policy : set_fact] 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LockScreenCamera setting (18.1.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control_panel_policy : 18.1.1.1 (L1) Ensure 'Prevent enabling lock screen camera' is set to 'Enabled' (Scored)] **********************************************************</text:p>
      <text:p text:style-name="P1">skipping: [9.37.141.147]</text:p>
      <text:p text:style-name="P1"/>
      <text:p text:style-name="P1">TASK [ansible_role_policy_windows_control_panel_policy : 18.1.1.2 (L1) Ensure 'Prevent enabling lock screen slide show' is set to 'Enabled' (Scored)] ******************************************************</text:p>
      <text:p text:style-name="P1">changed: [9.37.141.147]</text:p>
      <text:p text:style-name="P1"/>
      <text:p text:style-name="P1"><text:soft-page-break/>TASK [ansible_role_policy_windows_control_panel_policy : set_fact] 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LockScreenSlideshow setting (18.1.1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control_panel_policy : 18.1.1.2 (L1) Ensure 'Prevent enabling lock screen slide show' is set to 'Enabled' (Scored)] ******************************************************</text:p>
      <text:p text:style-name="P1">skipping: [9.37.141.147]</text:p>
      <text:p text:style-name="P1"/>
      <text:p text:style-name="P1">TASK [ansible_role_policy_windows_control_panel_policy : 18.1.2.1 (L1) Ensure 'Allow Input Personalization' is set to 'Disabled' (Scored)] *****************************************************************</text:p>
      <text:p text:style-name="P1">changed: [9.37.141.147]</text:p>
      <text:p text:style-name="P1"/>
      <text:p text:style-name="P1">TASK [ansible_role_policy_windows_control_panel_policy : set_fact] 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InputPersonalization setting (18.1.2.1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control_panel_policy : 18.1.2.1 (L1) Ensure 'Allow Input Personalization' is set to 'Disabled' (Scored)] *****************************************************************</text:p>
      <text:p text:style-name="P1">skipping: [9.37.141.147]</text:p>
      <text:p text:style-name="P1"/>
      <text:p text:style-name="P1">TASK [ansible_role_policy_windows_control_panel_policy : 19.1.3.1 (L1) Ensure 'Enable screen saver' is set to 'Enabled' (Scored)] **************************************************************************</text:p>
      <text:p text:style-name="P1">changed: [9.37.141.147]</text:p>
      <text:p text:style-name="P1"/>
      <text:p text:style-name="P1">TASK [ansible_role_policy_windows_control_panel_policy : set_fact] 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reenSaveActive setting (19.1.3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control_panel_policy : 19.1.3.1 (L1) Ensure 'Enable screen saver' is set to 'Enabled' (Scored)] 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19.1.3.2 (L1) Ensure 'Force specific screen saver: Screen saver executable name' is set to 'Enabled: scrnsave.scr' (Scored)] **********************</text:p>
      <text:p text:style-name="P1">changed: [9.37.141.147]</text:p>
      <text:p text:style-name="P1"/>
      <text:p text:style-name="P1">TASK [ansible_role_policy_windows_control_panel_policy : set_fact] 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RNSAVE.EXE setting (19.1.3.2) is Compliant:'scrnsave.scr'. It matches the CIS value: 'scrnsave.scr'"</text:p>
      <text:p text:style-name="P1"><text:s text:c="4"/>]</text:p>
      <text:p text:style-name="P1">}</text:p>
      <text:p text:style-name="P1"/>
      <text:p text:style-name="P1">TASK [ansible_role_policy_windows_control_panel_policy : 19.1.3.2 (L1) Ensure 'Force specific screen saver: Screen saver executable name' is set to 'Enabled: scrnsave.scr' (Scored)] **********************</text:p>
      <text:p text:style-name="P1">skipping: [9.37.141.147]</text:p>
      <text:p text:style-name="P1"/>
      <text:p text:style-name="P1">TASK [ansible_role_policy_windows_control_panel_policy : 19.1.3.3 (L1) Ensure 'Password protect the screen saver' is set to 'Enabled' (Scored)] ************************************************************</text:p>
      <text:p text:style-name="P1">changed: [9.37.141.147]</text:p>
      <text:p text:style-name="P1"/>
      <text:p text:style-name="P1">TASK [ansible_role_policy_windows_control_panel_policy : set_fact] 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reenSaverIsSecure setting (19.1.3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control_panel_policy : 19.1.3.3 (L1) Ensure 'Password protect the screen saver' is set to 'Enabled' (Scored)] ************************************************************</text:p>
      <text:p text:style-name="P1">skipping: [9.37.141.147]</text:p>
      <text:p text:style-name="P1"/>
      <text:p text:style-name="P1">TASK [ansible_role_policy_windows_control_panel_policy : 19.1.3.4 (L1) Ensure 'Screen saver timeout' is set to 'Enabled: 900 seconds or fewer, but not 0' (Scored)] ****************************************</text:p>
      <text:p text:style-name="P1">changed: [9.37.141.147]</text:p>
      <text:p text:style-name="P1"/>
      <text:p text:style-name="P1"><text:soft-page-break/>TASK [ansible_role_policy_windows_control_panel_policy : set_fact] 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reenSaveTimeOut setting (19.1.3.4) is Compliant:'899'. It matches, or is lower than, the CIS value (but is not equal to zero): '900'"</text:p>
      <text:p text:style-name="P1"><text:s text:c="4"/>]</text:p>
      <text:p text:style-name="P1">}</text:p>
      <text:p text:style-name="P1"/>
      <text:p text:style-name="P1">TASK [ansible_role_policy_windows_control_panel_policy : 19.1.3.4 (L1) Ensure 'Screen saver timeout' is set to 'Enabled: 900 seconds or fewer, but not 0' (Scored)] ****************************************</text:p>
      <text:p text:style-name="P1">skipping: [9.37.141.147]</text:p>
      <text:p text:style-name="P1"/>
      <text:p text:style-name="P1">TASK [ansible_role_policy_windows_control_panel_policy : 19.5.1.1 (L1) Ensure 'Turn off toast notifications on the lock screen' is set to 'Enabled' (Scored)] **********************************************</text:p>
      <text:p text:style-name="P1">changed: [9.37.141.147]</text:p>
      <text:p text:style-name="P1"/>
      <text:p text:style-name="P1">TASK [ansible_role_policy_windows_control_panel_policy : set_fact] 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control_panel_policy : debug] 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ToastApplicationNotificationOnLockScreen setting (19.5.1.1) is Compliant:'1'. It matches the CIS value: '1'"</text:p>
      <text:p text:style-name="P1"><text:s text:c="4"/>]</text:p>
      <text:p text:style-name="P1">}</text:p>
      <text:p text:style-name="P1"><text:soft-page-break/></text:p>
      <text:p text:style-name="P1">TASK [ansible_role_policy_windows_control_panel_policy : 19.5.1.1 (L1) Ensure 'Turn off toast notifications on the lock screen' is set to 'Enabled' (Scored)] **********************************************</text:p>
      <text:p text:style-name="P1">skipping: [9.37.141.147]</text:p>
      <text:p text:style-name="P1"/>
      <text:p text:style-name="P1">PLAY RECAP *************************************************************************************************************************************************************************************************</text:p>
      <text:p text:style-name="P1">9.37.141.147 <text:s text:c="14"/>: ok=25 <text:s text:c="2"/>changed=8 <text:s text:c="3"/>unreachable=0 <text:s text:c="3"/>failed=0 <text:s text:c="3"/>skipped=16 <text:s text:c="2"/>rescued=0 <text:s text:c="3"/>ignored=0 <text:s text:c="2"/></text:p>
      <text:p text:style-name="P1"/>
      <text:p text:style-name="P1">[root@oc2685343477 ansible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3:10:39.090606743</meta:creation-date>
    <dc:date>2019-09-13T13:12:12.336888788</dc:date>
    <meta:editing-duration>PT1M33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6" meta:paragraph-count="119" meta:word-count="671" meta:character-count="10951" meta:non-whitespace-character-count="10237"/>
  </office:meta>
</office:document-meta>
</file>